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writing-mode="lr-tb"/>
      <style:text-properties officeooo:paragraph-rsid="0014ac4b"/>
    </style:style>
    <style:style style:name="T1" style:family="text">
      <style:text-properties officeooo:rsid="000c39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It seems that we need to take a step back from specific sensory modalities and focus more on the functional role each sensory faculty affords us. A region we previously defined as the vision center may be most functionally relevant to vision though not exclusively so. It may have evolved prior to other sensory modalities but its concomitant functional infrastructure can still be used by other sensory information including later additions. For example, because the occipital cortex, traditionally viewed as the vision center, activates in a topographically organized manner to moving auditory and tactile stimuli in blind patients does not automatically imply that it was “hijacked” for use by those other sensory modalities, but perhaps that it plays a functional role in processing three-dimensional information which is predominantly a visual construct though three-dimensional information also exists in auditory and tactile stimuli. Another example would include the activation of the Fusiform face area in blind patients during voice recognition. Perhaps the name assigned to the region of the FFA is a bit restrictive and falls short in describing its functionality, which may have more to do with general processing of identities rather than faces. Though in healthy individuals faces are the most clear-cut and concise way to identify someone, whereas a voice is the primary modality for blind individuals. Perhaps the FFA would show activation to different colognes/perfumes in individuals who are both blind and deaf.</text:span></text:p>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8T09:51:31.135000000</meta:creation-date>
    <dc:date>2014-08-01T16:32:53.729000000</dc:date>
    <meta:editing-duration>P4DT6H40M52S</meta:editing-duration>
    <meta:editing-cycles>2</meta:editing-cycles>
    <meta:generator>LibreOffice/4.2.5.2$Windows_x86 LibreOffice_project/6ff819b65674ae6c83f3cbab9e4a4c2b292a7a94</meta:generator>
    <meta:document-statistic meta:table-count="0" meta:image-count="0" meta:object-count="0" meta:page-count="1" meta:paragraph-count="3" meta:word-count="235" meta:character-count="1534" meta:non-whitespace-character-count="1297"/>
  </office:meta>
</office:document-meta>
</file>